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773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ff99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sition" table:style-name="ta1">
        <table:shapes>
          <draw:frame draw:z-index="0" draw:style-name="gr1" draw:text-style-name="P1" svg:width="3.8425in" svg:height="2.4886in" svg:x="6.0469in" svg:y="4.7157in">
            <draw:object draw:notify-on-update-of-ranges="Position.A27:Position.A42 Position.B27:Position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phasor hex</text:p>
          </table:table-cell>
          <table:table-cell office:value-type="string" calcext:value-type="string">
            <text:p>fff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sor dec</text:p>
          </table:table-cell>
          <table:table-cell table:formula="of:=HEX2DEC([.H1]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ex</text:p>
          </table:table-cell>
          <table:table-cell office:value-type="string" calcext:value-type="string">
            <text:p>a dec</text:p>
          </table:table-cell>
          <table:table-cell office:value-type="string" calcext:value-type="string">
            <text:p>B hex</text:p>
          </table:table-cell>
          <table:table-cell office:value-type="string" calcext:value-type="string">
            <text:p>B dec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 range</text:p>
          </table:table-cell>
          <table:table-cell office:value-type="string" calcext:value-type="string">
            <text:p>sc offs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with offset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HEX2DEC([.A4])" office:value-type="float" office:value="16384" calcext:value-type="float">
            <text:p>16384</text:p>
          </table:table-cell>
          <table:table-cell office:value-type="string" calcext:value-type="string">
            <text:p>c000</text:p>
          </table:table-cell>
          <table:table-cell table:formula="of:=HEX2DEC([.C4])" office:value-type="float" office:value="49152" calcext:value-type="float">
            <text:p>49152</text:p>
          </table:table-cell>
          <table:table-cell/>
          <table:table-cell table:formula="of:=[.D4] - [.B4]" office:value-type="float" office:value="32768" calcext:value-type="float">
            <text:p>32768</text:p>
          </table:table-cell>
          <table:table-cell table:formula="of:=[.B4]" office:value-type="float" office:value="16384" calcext:value-type="float">
            <text:p>16384</text:p>
          </table:table-cell>
          <table:table-cell table:formula="of:=([.F4] * 1000)/65535" office:value-type="float" office:value="500.007629510948" calcext:value-type="float">
            <text:p>500.0076295109</text:p>
          </table:table-cell>
          <table:table-cell table:formula="of:=([.G4] * 1000)/65535" office:value-type="float" office:value="250.003814755474" calcext:value-type="float">
            <text:p>250.0038147555</text:p>
          </table:table-cell>
          <table:table-cell/>
          <table:table-cell table:formula="of:=([.$H$2] * [.H4])/65535" office:value-type="float" office:value="500.007629510948" calcext:value-type="float">
            <text:p>500.0076295109</text:p>
          </table:table-cell>
          <table:table-cell/>
          <table:table-cell table:formula="of:=[.K4] + [.I4]" office:value-type="float" office:value="750.011444266422" calcext:value-type="float">
            <text:p>750.0114442664</text:p>
          </table:table-cell>
        </table:table-row>
        <table:table-row table:style-name="ro2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time lut..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formula="of:=1/[.A17]" office:value-type="float" office:value="0.02" calcext:value-type="float">
            <text:p>0.02</text:p>
          </table:table-cell>
          <table:table-cell office:value-type="string" calcext:value-type="string">
            <text:p>seconds/puls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ffff</text:p>
          </table:table-cell>
          <table:table-cell table:formula="of:=HEX2DEC([.A21])" office:value-type="float" office:value="65535" calcext:value-type="float">
            <text:p>65535</text:p>
          </table:table-cell>
          <table:table-cell office:value-type="string" calcext:value-type="string">
            <text:p>max count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formula="of:=[.B21]/[.A17]" office:value-type="float" office:value="1310.7" calcext:value-type="float">
            <text:p>1310.7</text:p>
          </table:table-cell>
          <table:table-cell office:value-type="string" calcext:value-type="string">
            <text:p>max time in 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Array idx</text:p>
          </table:table-cell>
          <table:table-cell office:value-type="string" calcext:value-type="string">
            <text:p>desired time(sec)</text:p>
          </table:table-cell>
          <table:table-cell office:value-type="string" calcext:value-type="string">
            <text:p>add per tick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in hex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$B$21]/[.B27]/[.$A$17]" office:value-type="float" office:value="436.9" calcext:value-type="float">
            <text:p>436.9</text:p>
          </table:table-cell>
          <table:table-cell/>
          <table:table-cell table:style-name="ce2" table:formula="of:=ROUND([.C27])" office:value-type="float" office:value="437" calcext:value-type="float">
            <text:p>437</text:p>
          </table:table-cell>
          <table:table-cell table:style-name="ce3" table:formula="of:=DEC2HEX([.E27])" office:value-type="string" office:string-value="1B5" calcext:value-type="string">
            <text:p>1B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2.25" calcext:value-type="float">
            <text:p>2.25</text:p>
          </table:table-cell>
          <table:table-cell table:formula="of:=[.$B$21]/[.B28]/[.$A$17]" office:value-type="float" office:value="582.533333333333" calcext:value-type="float">
            <text:p>582.5333333333</text:p>
          </table:table-cell>
          <table:table-cell/>
          <table:table-cell table:style-name="ce2" table:formula="of:=ROUND([.C28])" office:value-type="float" office:value="583" calcext:value-type="float">
            <text:p>583</text:p>
          </table:table-cell>
          <table:table-cell table:style-name="ce3" table:formula="of:=DEC2HEX([.E28])" office:value-type="string" office:string-value="247" calcext:value-type="string">
            <text:p>24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1.75" calcext:value-type="float">
            <text:p>1.75</text:p>
          </table:table-cell>
          <table:table-cell table:formula="of:=[.$B$21]/[.B29]/[.$A$17]" office:value-type="float" office:value="748.971428571429" calcext:value-type="float">
            <text:p>748.9714285714</text:p>
          </table:table-cell>
          <table:table-cell/>
          <table:table-cell table:style-name="ce2" table:formula="of:=ROUND([.C29])" office:value-type="float" office:value="749" calcext:value-type="float">
            <text:p>749</text:p>
          </table:table-cell>
          <table:table-cell table:style-name="ce3" table:formula="of:=DEC2HEX([.E29])" office:value-type="string" office:string-value="2ED" calcext:value-type="string">
            <text:p>2ED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1.25" calcext:value-type="float">
            <text:p>1.25</text:p>
          </table:table-cell>
          <table:table-cell table:formula="of:=[.$B$21]/[.B30]/[.$A$17]" office:value-type="float" office:value="1048.56" calcext:value-type="float">
            <text:p>1048.56</text:p>
          </table:table-cell>
          <table:table-cell/>
          <table:table-cell table:style-name="ce2" table:formula="of:=ROUND([.C30])" office:value-type="float" office:value="1049" calcext:value-type="float">
            <text:p>1049</text:p>
          </table:table-cell>
          <table:table-cell table:style-name="ce3" table:formula="of:=DEC2HEX([.E30])" office:value-type="string" office:string-value="419" calcext:value-type="string">
            <text:p>4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$B$21]/[.B31]/[.$A$17]" office:value-type="float" office:value="1310.7" calcext:value-type="float">
            <text:p>1310.7</text:p>
          </table:table-cell>
          <table:table-cell/>
          <table:table-cell table:style-name="ce2" table:formula="of:=ROUND([.C31])" office:value-type="float" office:value="1311" calcext:value-type="float">
            <text:p>1311</text:p>
          </table:table-cell>
          <table:table-cell table:style-name="ce3" table:formula="of:=DEC2HEX([.E31])" office:value-type="string" office:string-value="51F" calcext:value-type="string">
            <text:p>51F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75" calcext:value-type="float">
            <text:p>0.75</text:p>
          </table:table-cell>
          <table:table-cell table:formula="of:=[.$B$21]/[.B32]/[.$A$17]" office:value-type="float" office:value="1747.6" calcext:value-type="float">
            <text:p>1747.6</text:p>
          </table:table-cell>
          <table:table-cell/>
          <table:table-cell table:style-name="ce2" table:formula="of:=ROUND([.C32])" office:value-type="float" office:value="1748" calcext:value-type="float">
            <text:p>1748</text:p>
          </table:table-cell>
          <table:table-cell table:style-name="ce3" table:formula="of:=DEC2HEX([.E32])" office:value-type="string" office:string-value="6D4" calcext:value-type="string">
            <text:p>6D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0.6" calcext:value-type="float">
            <text:p>0.6</text:p>
          </table:table-cell>
          <table:table-cell table:formula="of:=[.$B$21]/[.B33]/[.$A$17]" office:value-type="float" office:value="2184.5" calcext:value-type="float">
            <text:p>2184.5</text:p>
          </table:table-cell>
          <table:table-cell/>
          <table:table-cell table:style-name="ce2" table:formula="of:=ROUND([.C33])" office:value-type="float" office:value="2185" calcext:value-type="float">
            <text:p>2185</text:p>
          </table:table-cell>
          <table:table-cell table:style-name="ce3" table:formula="of:=DEC2HEX([.E33])" office:value-type="string" office:string-value="889" calcext:value-type="string">
            <text:p>88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formula="of:=[.$B$21]/[.B34]/[.$A$17]" office:value-type="float" office:value="2621.4" calcext:value-type="float">
            <text:p>2621.4</text:p>
          </table:table-cell>
          <table:table-cell/>
          <table:table-cell table:style-name="ce2" table:formula="of:=ROUND([.C34])" office:value-type="float" office:value="2621" calcext:value-type="float">
            <text:p>2621</text:p>
          </table:table-cell>
          <table:table-cell table:style-name="ce3" table:formula="of:=DEC2HEX([.E34])" office:value-type="string" office:string-value="A3D" calcext:value-type="string">
            <text:p>A3D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4" calcext:value-type="float">
            <text:p>0.4</text:p>
          </table:table-cell>
          <table:table-cell table:formula="of:=[.$B$21]/[.B35]/[.$A$17]" office:value-type="float" office:value="3276.75" calcext:value-type="float">
            <text:p>3276.75</text:p>
          </table:table-cell>
          <table:table-cell/>
          <table:table-cell table:style-name="ce2" table:formula="of:=ROUND([.C35])" office:value-type="float" office:value="3277" calcext:value-type="float">
            <text:p>3277</text:p>
          </table:table-cell>
          <table:table-cell table:style-name="ce3" table:formula="of:=DEC2HEX([.E35])" office:value-type="string" office:string-value="CCD" calcext:value-type="string">
            <text:p>CCD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0.3" calcext:value-type="float">
            <text:p>0.3</text:p>
          </table:table-cell>
          <table:table-cell table:formula="of:=[.$B$21]/[.B36]/[.$A$17]" office:value-type="float" office:value="4369" calcext:value-type="float">
            <text:p>4369</text:p>
          </table:table-cell>
          <table:table-cell/>
          <table:table-cell table:style-name="ce2" table:formula="of:=ROUND([.C36])" office:value-type="float" office:value="4369" calcext:value-type="float">
            <text:p>4369</text:p>
          </table:table-cell>
          <table:table-cell table:style-name="ce3" table:formula="of:=DEC2HEX([.E36])" office:value-type="string" office:string-value="1111" calcext:value-type="string">
            <text:p>111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0.25" calcext:value-type="float">
            <text:p>0.25</text:p>
          </table:table-cell>
          <table:table-cell table:formula="of:=[.$B$21]/[.B37]/[.$A$17]" office:value-type="float" office:value="5242.8" calcext:value-type="float">
            <text:p>5242.8</text:p>
          </table:table-cell>
          <table:table-cell/>
          <table:table-cell table:style-name="ce2" table:formula="of:=ROUND([.C37])" office:value-type="float" office:value="5243" calcext:value-type="float">
            <text:p>5243</text:p>
          </table:table-cell>
          <table:table-cell table:style-name="ce3" table:formula="of:=DEC2HEX([.E37])" office:value-type="string" office:string-value="147B" calcext:value-type="string">
            <text:p>147B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0.2" calcext:value-type="float">
            <text:p>0.2</text:p>
          </table:table-cell>
          <table:table-cell table:formula="of:=[.$B$21]/[.B38]/[.$A$17]" office:value-type="float" office:value="6553.5" calcext:value-type="float">
            <text:p>6553.5</text:p>
          </table:table-cell>
          <table:table-cell/>
          <table:table-cell table:style-name="ce2" table:formula="of:=ROUND([.C38])" office:value-type="float" office:value="6554" calcext:value-type="float">
            <text:p>6554</text:p>
          </table:table-cell>
          <table:table-cell table:style-name="ce3" table:formula="of:=DEC2HEX([.E38])" office:value-type="string" office:string-value="199A" calcext:value-type="string">
            <text:p>199A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15" calcext:value-type="float">
            <text:p>0.15</text:p>
          </table:table-cell>
          <table:table-cell table:formula="of:=[.$B$21]/[.B39]/[.$A$17]" office:value-type="float" office:value="8738" calcext:value-type="float">
            <text:p>8738</text:p>
          </table:table-cell>
          <table:table-cell/>
          <table:table-cell table:style-name="ce2" table:formula="of:=ROUND([.C39])" office:value-type="float" office:value="8738" calcext:value-type="float">
            <text:p>8738</text:p>
          </table:table-cell>
          <table:table-cell table:style-name="ce3" table:formula="of:=DEC2HEX([.E39])" office:value-type="string" office:string-value="2222" calcext:value-type="string">
            <text:p>222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12" calcext:value-type="float">
            <text:p>0.12</text:p>
          </table:table-cell>
          <table:table-cell table:formula="of:=[.$B$21]/[.B40]/[.$A$17]" office:value-type="float" office:value="10922.5" calcext:value-type="float">
            <text:p>10922.5</text:p>
          </table:table-cell>
          <table:table-cell/>
          <table:table-cell table:style-name="ce2" table:formula="of:=ROUND([.C40])" office:value-type="float" office:value="10923" calcext:value-type="float">
            <text:p>10923</text:p>
          </table:table-cell>
          <table:table-cell table:style-name="ce3" table:formula="of:=DEC2HEX([.E40])" office:value-type="string" office:string-value="2AAB" calcext:value-type="string">
            <text:p>2AAB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formula="of:=[.$B$21]/[.B41]/[.$A$17]" office:value-type="float" office:value="13107" calcext:value-type="float">
            <text:p>13107</text:p>
          </table:table-cell>
          <table:table-cell/>
          <table:table-cell table:style-name="ce2" table:formula="of:=ROUND([.C41])" office:value-type="float" office:value="13107" calcext:value-type="float">
            <text:p>13107</text:p>
          </table:table-cell>
          <table:table-cell table:style-name="ce3" table:formula="of:=DEC2HEX([.E41])" office:value-type="string" office:string-value="3333" calcext:value-type="string">
            <text:p>3333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08" calcext:value-type="float">
            <text:p>0.08</text:p>
          </table:table-cell>
          <table:table-cell table:formula="of:=[.$B$21]/[.B42]/[.$A$17]" office:value-type="float" office:value="16383.75" calcext:value-type="float">
            <text:p>16383.75</text:p>
          </table:table-cell>
          <table:table-cell/>
          <table:table-cell table:style-name="ce2" table:formula="of:=ROUND([.C42])" office:value-type="float" office:value="16384" calcext:value-type="float">
            <text:p>16384</text:p>
          </table:table-cell>
          <table:table-cell table:style-name="ce3" table:formula="of:=DEC2HEX([.E42])" office:value-type="string" office:string-value="4000" calcext:value-type="string">
            <text:p>40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0.05" calcext:value-type="float">
            <text:p>0.05</text:p>
          </table:table-cell>
          <table:table-cell table:formula="of:=[.$B$21]/[.B43]/[.$A$17]" office:value-type="float" office:value="26214" calcext:value-type="float">
            <text:p>26214</text:p>
          </table:table-cell>
          <table:table-cell/>
          <table:table-cell table:style-name="ce2" table:formula="of:=ROUND([.C43])" office:value-type="float" office:value="26214" calcext:value-type="float">
            <text:p>26214</text:p>
          </table:table-cell>
          <table:table-cell table:style-name="ce3" table:formula="of:=DEC2HEX([.E43])" office:value-type="string" office:string-value="6666" calcext:value-type="string">
            <text:p>6666</text:p>
          </table:table-cell>
          <table:table-cell table:number-columns-repeated="7"/>
        </table:table-row>
      </table:table>
      <table:table table:name="Continuous" table:style-name="ta1">
        <table:shapes>
          <draw:frame draw:z-index="0" draw:style-name="gr1" draw:text-style-name="P1" svg:width="6.3087in" svg:height="3.5417in" svg:x="7.6909in" svg:y="4.2295in">
            <draw:object draw:notify-on-update-of-ranges="Continuous.A26:Continuous.A26 Continuous.A27:Continuous.A43 Continuous.B26:Continuous.B26 Continuous.B27:Continuous.B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phasor hex</text:p>
          </table:table-cell>
          <table:table-cell office:value-type="string" calcext:value-type="string">
            <text:p>fff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sor dec</text:p>
          </table:table-cell>
          <table:table-cell table:formula="of:=HEX2DEC([.H1]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ex</text:p>
          </table:table-cell>
          <table:table-cell office:value-type="string" calcext:value-type="string">
            <text:p>a dec</text:p>
          </table:table-cell>
          <table:table-cell office:value-type="string" calcext:value-type="string">
            <text:p>B hex</text:p>
          </table:table-cell>
          <table:table-cell office:value-type="string" calcext:value-type="string">
            <text:p>B dec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 range</text:p>
          </table:table-cell>
          <table:table-cell office:value-type="string" calcext:value-type="string">
            <text:p>sc offs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with offset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HEX2DEC([.A4])" office:value-type="float" office:value="16384" calcext:value-type="float">
            <text:p>16384</text:p>
          </table:table-cell>
          <table:table-cell office:value-type="string" calcext:value-type="string">
            <text:p>c000</text:p>
          </table:table-cell>
          <table:table-cell table:formula="of:=HEX2DEC([.C4])" office:value-type="float" office:value="49152" calcext:value-type="float">
            <text:p>49152</text:p>
          </table:table-cell>
          <table:table-cell/>
          <table:table-cell table:formula="of:=[.D4] - [.B4]" office:value-type="float" office:value="32768" calcext:value-type="float">
            <text:p>32768</text:p>
          </table:table-cell>
          <table:table-cell table:formula="of:=[.B4]" office:value-type="float" office:value="16384" calcext:value-type="float">
            <text:p>16384</text:p>
          </table:table-cell>
          <table:table-cell table:formula="of:=([.F4] * 1000)/65535" office:value-type="float" office:value="500.007629510948" calcext:value-type="float">
            <text:p>500.0076295109</text:p>
          </table:table-cell>
          <table:table-cell table:formula="of:=([.G4] * 1000)/65535" office:value-type="float" office:value="250.003814755474" calcext:value-type="float">
            <text:p>250.0038147555</text:p>
          </table:table-cell>
          <table:table-cell/>
          <table:table-cell table:formula="of:=([.$H$2] * [.H4])/65535" office:value-type="float" office:value="500.007629510948" calcext:value-type="float">
            <text:p>500.0076295109</text:p>
          </table:table-cell>
          <table:table-cell/>
          <table:table-cell table:formula="of:=[.K4] + [.I4]" office:value-type="float" office:value="750.011444266422" calcext:value-type="float">
            <text:p>750.0114442664</text:p>
          </table:table-cell>
        </table:table-row>
        <table:table-row table:style-name="ro2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time lut..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formula="of:=1/[.A17]" office:value-type="float" office:value="0.02" calcext:value-type="float">
            <text:p>0.02</text:p>
          </table:table-cell>
          <table:table-cell office:value-type="string" calcext:value-type="string">
            <text:p>seconds/puls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ffff</text:p>
          </table:table-cell>
          <table:table-cell table:formula="of:=HEX2DEC([.A21])" office:value-type="float" office:value="65535" calcext:value-type="float">
            <text:p>65535</text:p>
          </table:table-cell>
          <table:table-cell office:value-type="string" calcext:value-type="string">
            <text:p>max count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formula="of:=[.B21]/[.A17]" office:value-type="float" office:value="1310.7" calcext:value-type="float">
            <text:p>1310.7</text:p>
          </table:table-cell>
          <table:table-cell office:value-type="string" calcext:value-type="string">
            <text:p>max time in 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Array idx</text:p>
          </table:table-cell>
          <table:table-cell office:value-type="string" calcext:value-type="string">
            <text:p>desired time(sec)</text:p>
          </table:table-cell>
          <table:table-cell office:value-type="string" calcext:value-type="string">
            <text:p>add per tick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in hex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formula="of:=[.$B$21]/[.B27]/[.$A$17]" office:value-type="float" office:value="131.07" calcext:value-type="float">
            <text:p>131.07</text:p>
          </table:table-cell>
          <table:table-cell/>
          <table:table-cell table:style-name="ce2" table:formula="of:=ROUND([.C27])" office:value-type="float" office:value="131" calcext:value-type="float">
            <text:p>131</text:p>
          </table:table-cell>
          <table:table-cell table:style-name="ce3" table:formula="of:=DEC2HEX([.E27])" office:value-type="string" office:string-value="83" calcext:value-type="string">
            <text:p>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6.75" calcext:value-type="float">
            <text:p>6.75</text:p>
          </table:table-cell>
          <table:table-cell table:formula="of:=[.$B$21]/[.B28]/[.$A$17]" office:value-type="float" office:value="194.177777777778" calcext:value-type="float">
            <text:p>194.1777777778</text:p>
          </table:table-cell>
          <table:table-cell/>
          <table:table-cell table:style-name="ce2" table:formula="of:=ROUND([.C28])" office:value-type="float" office:value="194" calcext:value-type="float">
            <text:p>194</text:p>
          </table:table-cell>
          <table:table-cell table:style-name="ce3" table:formula="of:=DEC2HEX([.E28])" office:value-type="string" office:string-value="C2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5.25" calcext:value-type="float">
            <text:p>5.25</text:p>
          </table:table-cell>
          <table:table-cell table:formula="of:=[.$B$21]/[.B29]/[.$A$17]" office:value-type="float" office:value="249.657142857143" calcext:value-type="float">
            <text:p>249.6571428571</text:p>
          </table:table-cell>
          <table:table-cell/>
          <table:table-cell table:style-name="ce2" table:formula="of:=ROUND([.C29])" office:value-type="float" office:value="250" calcext:value-type="float">
            <text:p>250</text:p>
          </table:table-cell>
          <table:table-cell table:style-name="ce3" table:formula="of:=DEC2HEX([.E29])" office:value-type="string" office:string-value="FA" calcext:value-type="string">
            <text:p>FA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3.75" calcext:value-type="float">
            <text:p>3.75</text:p>
          </table:table-cell>
          <table:table-cell table:formula="of:=[.$B$21]/[.B30]/[.$A$17]" office:value-type="float" office:value="349.52" calcext:value-type="float">
            <text:p>349.52</text:p>
          </table:table-cell>
          <table:table-cell/>
          <table:table-cell table:style-name="ce2" table:formula="of:=ROUND([.C30])" office:value-type="float" office:value="350" calcext:value-type="float">
            <text:p>350</text:p>
          </table:table-cell>
          <table:table-cell table:style-name="ce3" table:formula="of:=DEC2HEX([.E30])" office:value-type="string" office:string-value="15E" calcext:value-type="string">
            <text:p>15E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[.$B$21]/[.B31]/[.$A$17]" office:value-type="float" office:value="436.9" calcext:value-type="float">
            <text:p>436.9</text:p>
          </table:table-cell>
          <table:table-cell/>
          <table:table-cell table:style-name="ce2" table:formula="of:=ROUND([.C31])" office:value-type="float" office:value="437" calcext:value-type="float">
            <text:p>437</text:p>
          </table:table-cell>
          <table:table-cell table:style-name="ce3" table:formula="of:=DEC2HEX([.E31])" office:value-type="string" office:string-value="1B5" calcext:value-type="string">
            <text:p>1B5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2.25" calcext:value-type="float">
            <text:p>2.25</text:p>
          </table:table-cell>
          <table:table-cell table:formula="of:=[.$B$21]/[.B32]/[.$A$17]" office:value-type="float" office:value="582.533333333333" calcext:value-type="float">
            <text:p>582.5333333333</text:p>
          </table:table-cell>
          <table:table-cell/>
          <table:table-cell table:style-name="ce2" table:formula="of:=ROUND([.C32])" office:value-type="float" office:value="583" calcext:value-type="float">
            <text:p>583</text:p>
          </table:table-cell>
          <table:table-cell table:style-name="ce3" table:formula="of:=DEC2HEX([.E32])" office:value-type="string" office:string-value="247" calcext:value-type="string">
            <text:p>247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1.8" calcext:value-type="float">
            <text:p>1.8</text:p>
          </table:table-cell>
          <table:table-cell table:formula="of:=[.$B$21]/[.B33]/[.$A$17]" office:value-type="float" office:value="728.166666666667" calcext:value-type="float">
            <text:p>728.1666666667</text:p>
          </table:table-cell>
          <table:table-cell/>
          <table:table-cell table:style-name="ce2" table:formula="of:=ROUND([.C33])" office:value-type="float" office:value="728" calcext:value-type="float">
            <text:p>728</text:p>
          </table:table-cell>
          <table:table-cell table:style-name="ce3" table:formula="of:=DEC2HEX([.E33])" office:value-type="string" office:string-value="2D8" calcext:value-type="string">
            <text:p>2D8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1.5" calcext:value-type="float">
            <text:p>1.5</text:p>
          </table:table-cell>
          <table:table-cell table:formula="of:=[.$B$21]/[.B34]/[.$A$17]" office:value-type="float" office:value="873.8" calcext:value-type="float">
            <text:p>873.8</text:p>
          </table:table-cell>
          <table:table-cell/>
          <table:table-cell table:style-name="ce2" table:formula="of:=ROUND([.C34])" office:value-type="float" office:value="874" calcext:value-type="float">
            <text:p>874</text:p>
          </table:table-cell>
          <table:table-cell table:style-name="ce3" table:formula="of:=DEC2HEX([.E34])" office:value-type="string" office:string-value="36A" calcext:value-type="string">
            <text:p>36A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1.2" calcext:value-type="float">
            <text:p>1.2</text:p>
          </table:table-cell>
          <table:table-cell table:formula="of:=[.$B$21]/[.B35]/[.$A$17]" office:value-type="float" office:value="1092.25" calcext:value-type="float">
            <text:p>1092.25</text:p>
          </table:table-cell>
          <table:table-cell/>
          <table:table-cell table:style-name="ce2" table:formula="of:=ROUND([.C35])" office:value-type="float" office:value="1092" calcext:value-type="float">
            <text:p>1092</text:p>
          </table:table-cell>
          <table:table-cell table:style-name="ce3" table:formula="of:=DEC2HEX([.E35])" office:value-type="string" office:string-value="444" calcext:value-type="string">
            <text:p>444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0.9" calcext:value-type="float">
            <text:p>0.9</text:p>
          </table:table-cell>
          <table:table-cell table:formula="of:=[.$B$21]/[.B36]/[.$A$17]" office:value-type="float" office:value="1456.33333333333" calcext:value-type="float">
            <text:p>1456.3333333333</text:p>
          </table:table-cell>
          <table:table-cell/>
          <table:table-cell table:style-name="ce2" table:formula="of:=ROUND([.C36])" office:value-type="float" office:value="1456" calcext:value-type="float">
            <text:p>1456</text:p>
          </table:table-cell>
          <table:table-cell table:style-name="ce3" table:formula="of:=DEC2HEX([.E36])" office:value-type="string" office:string-value="5B0" calcext:value-type="string">
            <text:p>5B0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0.75" calcext:value-type="float">
            <text:p>0.75</text:p>
          </table:table-cell>
          <table:table-cell table:formula="of:=[.$B$21]/[.B37]/[.$A$17]" office:value-type="float" office:value="1747.6" calcext:value-type="float">
            <text:p>1747.6</text:p>
          </table:table-cell>
          <table:table-cell/>
          <table:table-cell table:style-name="ce2" table:formula="of:=ROUND([.C37])" office:value-type="float" office:value="1748" calcext:value-type="float">
            <text:p>1748</text:p>
          </table:table-cell>
          <table:table-cell table:style-name="ce3" table:formula="of:=DEC2HEX([.E37])" office:value-type="string" office:string-value="6D4" calcext:value-type="string">
            <text:p>6D4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formula="of:=[.$B$21]/[.B38]/[.$A$17]" office:value-type="float" office:value="2621.4" calcext:value-type="float">
            <text:p>2621.4</text:p>
          </table:table-cell>
          <table:table-cell/>
          <table:table-cell table:style-name="ce2" table:formula="of:=ROUND([.C38])" office:value-type="float" office:value="2621" calcext:value-type="float">
            <text:p>2621</text:p>
          </table:table-cell>
          <table:table-cell table:style-name="ce3" table:formula="of:=DEC2HEX([.E38])" office:value-type="string" office:string-value="A3D" calcext:value-type="string">
            <text:p>A3D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35" calcext:value-type="float">
            <text:p>0.35</text:p>
          </table:table-cell>
          <table:table-cell table:formula="of:=[.$B$21]/[.B39]/[.$A$17]" office:value-type="float" office:value="3744.85714285714" calcext:value-type="float">
            <text:p>3744.8571428572</text:p>
          </table:table-cell>
          <table:table-cell/>
          <table:table-cell table:style-name="ce2" table:formula="of:=ROUND([.C39])" office:value-type="float" office:value="3745" calcext:value-type="float">
            <text:p>3745</text:p>
          </table:table-cell>
          <table:table-cell table:style-name="ce3" table:formula="of:=DEC2HEX([.E39])" office:value-type="string" office:string-value="EA1" calcext:value-type="string">
            <text:p>EA1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25" calcext:value-type="float">
            <text:p>0.25</text:p>
          </table:table-cell>
          <table:table-cell table:formula="of:=[.$B$21]/[.B40]/[.$A$17]" office:value-type="float" office:value="5242.8" calcext:value-type="float">
            <text:p>5242.8</text:p>
          </table:table-cell>
          <table:table-cell/>
          <table:table-cell table:style-name="ce2" table:formula="of:=ROUND([.C40])" office:value-type="float" office:value="5243" calcext:value-type="float">
            <text:p>5243</text:p>
          </table:table-cell>
          <table:table-cell table:style-name="ce3" table:formula="of:=DEC2HEX([.E40])" office:value-type="string" office:string-value="147B" calcext:value-type="string">
            <text:p>147B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15" calcext:value-type="float">
            <text:p>0.15</text:p>
          </table:table-cell>
          <table:table-cell table:formula="of:=[.$B$21]/[.B41]/[.$A$17]" office:value-type="float" office:value="8738" calcext:value-type="float">
            <text:p>8738</text:p>
          </table:table-cell>
          <table:table-cell/>
          <table:table-cell table:style-name="ce2" table:formula="of:=ROUND([.C41])" office:value-type="float" office:value="8738" calcext:value-type="float">
            <text:p>8738</text:p>
          </table:table-cell>
          <table:table-cell table:style-name="ce3" table:formula="of:=DEC2HEX([.E41])" office:value-type="string" office:string-value="2222" calcext:value-type="string">
            <text:p>2222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1" calcext:value-type="float">
            <text:p>0.1</text:p>
          </table:table-cell>
          <table:table-cell table:formula="of:=[.$B$21]/[.B42]/[.$A$17]" office:value-type="float" office:value="13107" calcext:value-type="float">
            <text:p>13107</text:p>
          </table:table-cell>
          <table:table-cell/>
          <table:table-cell table:style-name="ce2" table:formula="of:=ROUND([.C42])" office:value-type="float" office:value="13107" calcext:value-type="float">
            <text:p>13107</text:p>
          </table:table-cell>
          <table:table-cell table:style-name="ce3" table:formula="of:=DEC2HEX([.E42])" office:value-type="string" office:string-value="3333" calcext:value-type="string">
            <text:p>3333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0.05" calcext:value-type="float">
            <text:p>0.05</text:p>
          </table:table-cell>
          <table:table-cell table:formula="of:=[.$B$21]/[.B43]/[.$A$17]" office:value-type="float" office:value="26214" calcext:value-type="float">
            <text:p>26214</text:p>
          </table:table-cell>
          <table:table-cell/>
          <table:table-cell table:style-name="ce2" table:formula="of:=ROUND([.C43])" office:value-type="float" office:value="26214" calcext:value-type="float">
            <text:p>26214</text:p>
          </table:table-cell>
          <table:table-cell table:style-name="ce3" table:formula="of:=DEC2HEX([.E43])" office:value-type="string" office:string-value="6666" calcext:value-type="string">
            <text:p>6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000-00-00T00:00:01.440970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11:40.642000000</meta:creation-date>
    <dc:date>2016-03-17T15:23:33.846000000</dc:date>
    <meta:editing-duration>PT2H43M8S</meta:editing-duration>
    <meta:editing-cycles>8</meta:editing-cycles>
    <meta:generator>LibreOffice/4.1.0.4$Windows_x86 LibreOffice_project/89ea49ddacd9aa532507cbf852f2bb22b1ace28</meta:generator>
    <meta:document-statistic meta:table-count="2" meta:cell-count="2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61cm" svg:height="6.322cm" xlink:href=".." xlink:type="simple" chart:class="chart:scatter" chart:style-name="ch1">
        <chart:legend chart:legend-position="end" svg:x="7.498cm" svg:y="2.849cm" style:legend-expansion="high" chart:style-name="ch2"/>
        <chart:plot-area chart:style-name="ch3" table:cell-range-address="Position.A27:Position.B42" svg:x="0.645cm" svg:y="0.639cm" svg:width="6.463cm" svg:height="5.137cm">
          <chartooo:coordinate-region svg:x="1.372cm" svg:y="0.851cm" svg:width="5.55cm" svg:height="4.2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ition.B27:Position.B42" chart:class="chart:scatter">
            <chart:domain table:cell-range-address="Position.A27:Position.A4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.A27:Position.A42</svg:desc>
                </draw:g>
              </table:table-cell>
              <table:table-cell office:value-type="float" office:value="3">
                <text:p>3</text:p>
                <draw:g>
                  <svg:desc>Position.B27:Position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5cm" svg:height="8.997cm" xlink:href=".." xlink:type="simple" chart:class="chart:scatter" chart:style-name="ch1">
        <chart:legend chart:legend-position="end" svg:x="12.624cm" svg:y="4.186cm" style:legend-expansion="high" chart:style-name="ch2"/>
        <chart:plot-area chart:style-name="ch3" table:cell-range-address="Continuous.A26:Continuous.B43" chart:data-source-has-labels="both" svg:x="0.77cm" svg:y="0.851cm" svg:width="11.214cm" svg:height="7.547cm">
          <chartooo:coordinate-region svg:x="1.391cm" svg:y="1.063cm" svg:width="10.406cm" svg:height="6.662cm"/>
          <chart:axis chart:dimension="x" chart:name="primary-x" chart:style-name="ch4" chartooo:axis-type="auto">
            <chart:categories table:cell-range-address="Continuous.A27:Continuous.A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inuous.B27:Continuous.B43" chart:label-cell-address="Continuous.B26:Continuous.B26" chart:class="chart:scatter">
            <chart:domain table:cell-range-address="Continuous.A27:Continuous.A43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red time(sec)</text:p>
                <draw:g>
                  <svg:desc>Continuous.B26:Continuous.B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ntinuous.A27:Continuous.A43</svg:desc>
                </draw:g>
              </table:table-cell>
              <table:table-cell office:value-type="float" office:value="10">
                <text:p>10</text:p>
                <draw:g>
                  <svg:desc>Continuous.B27:Continuous.B4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